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504" calcext:value-type="float">
            <text:p>80.9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1544" calcext:value-type="float">
            <text:p>80.1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5864" calcext:value-type="float">
            <text:p>80.4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501</text:p>
          </table:table-cell>
          <table:table-cell office:value-type="string" calcext:value-type="string">
            <text:p>Rhea Quad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